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office:value-type="float" office:value="6155414" calcext:value-type="float">
            <text:p>615541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853" calcext:value-type="float">
            <text:p>8885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9092896" calcext:value-type="float">
            <text:p>90928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office:value-type="float" office:value="6160201" calcext:value-type="float">
            <text:p>6160201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21" calcext:value-type="float">
            <text:p>88921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32" office:value-type="float" office:value="9095121" calcext:value-type="float">
            <text:p>90951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office:value-type="float" office:value="6165911" calcext:value-type="float">
            <text:p>616591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997" calcext:value-type="float">
            <text:p>88997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32" office:value-type="float" office:value="9097279" calcext:value-type="float">
            <text:p>90972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7" office:value-type="float" office:value="6170536" calcext:value-type="float">
            <text:p>6170536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1001175" calcext:value-type="float">
            <text:p>1001175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81527329" calcext:value-type="float">
            <text:p>81527329</text:p>
          </table:table-cell>
          <table:table-cell table:style-name="ce34" office:value-type="float" office:value="89052" calcext:value-type="float">
            <text:p>89052</text:p>
          </table:table-cell>
          <table:table-cell table:style-name="ce25" office:value-type="percentage" office:value="0.0006" calcext:value-type="percentage">
            <text:p>0.06%</text:p>
          </table:table-cell>
          <table:table-cell table:style-name="ce37" office:value-type="float" office:value="9102677" calcext:value-type="float">
            <text:p>91026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7" office:value-type="float" office:value="6174846" calcext:value-type="float">
            <text:p>6174846</text:p>
          </table:table-cell>
          <table:table-cell table:style-name="ce42" office:value-type="percentage" office:value="0.0006" calcext:value-type="percentage">
            <text:p>0.06%</text:p>
          </table:table-cell>
          <table:table-cell table:number-columns-repeated="3" table:style-name="ce19" office:value-type="string" calcext:value-type="string">
            <text:p>N/A</text:p>
          </table:table-cell>
          <table:table-cell table:style-name="ce37" office:value-type="float" office:value="89132" calcext:value-type="float">
            <text:p>89132</text:p>
          </table:table-cell>
          <table:table-cell table:style-name="ce25" office:value-type="percentage" office:value="0.0008" calcext:value-type="percentage">
            <text:p>0.08%</text:p>
          </table:table-cell>
          <table:table-cell table:style-name="ce37" office:value-type="float" office:value="9106917" calcext:value-type="float">
            <text:p>91069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6" calcext:value-type="date">
            <text:p>04/06/22</text:p>
          </table:table-cell>
          <table:table-cell table:style-name="ce37" table:number-columns-repeated="6"/>
          <table:table-cell table:style-name="ce24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7" calcext:value-type="date">
            <text:p>04/07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8" calcext:value-type="date">
            <text:p>04/08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09" calcext:value-type="date">
            <text:p>04/09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4-10" calcext:value-type="date">
            <text:p>04/10/22</text:p>
          </table:table-cell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>
          <table:table-cell table:style-name="ce32"/>
          <table:table-cell table:style-name="ce37" table:number-columns-repeated="6"/>
          <table:table-cell table:style-name="ce51"/>
          <table:table-cell table:style-name="ce37"/>
          <table:table-cell table:style-name="ce32"/>
          <table:table-cell table:number-columns-repeated="54"/>
        </table:table-row>
        <table:table-row table:style-name="ro2" table:number-rows-repeated="221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1">00/00/0000</text:date>, <text:time style:data-style-name="N2" text:time-value="20:49:57.6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4-01T21:01:33.914000000</dc:date>
    <meta:editing-duration>P1DT7H10M33S</meta:editing-duration>
    <meta:editing-cycles>311</meta:editing-cycles>
    <meta:generator>LibreOffice/7.2.5.2$Windows_X86_64 LibreOffice_project/499f9727c189e6ef3471021d6132d4c694f357e5</meta:generator>
    <meta:document-statistic meta:table-count="1" meta:cell-count="6832" meta:object-count="0"/>
  </office:meta>
</office:document-meta>
</file>